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sans-serif"/>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ArialMT" svg:font-family="ArialM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Standard">
      <style:text-properties style:font-name="Times New Roman"/>
    </style:style>
    <style:style style:name="P2" style:family="paragraph" style:parent-style-name="Standard" style:list-style-name="L1"/>
    <style:style style:name="P3" style:family="paragraph" style:parent-style-name="Standard" style:list-style-name="L1">
      <style:text-properties officeooo:paragraph-rsid="000c57f2"/>
    </style:style>
    <style:style style:name="P4" style:family="paragraph" style:parent-style-name="Standard" style:list-style-name="L1">
      <style:text-properties officeooo:paragraph-rsid="00149690"/>
    </style:style>
    <style:style style:name="P5" style:family="paragraph" style:parent-style-name="Standard" style:list-style-name="L2"/>
    <style:style style:name="P6" style:family="paragraph" style:parent-style-name="Standard" style:list-style-name="L2">
      <style:text-properties officeooo:paragraph-rsid="000f460a"/>
    </style:style>
    <style:style style:name="P7" style:family="paragraph" style:parent-style-name="Standard">
      <style:text-properties style:font-name="Times New Roman"/>
    </style:style>
    <style:style style:name="P8" style:family="paragraph" style:parent-style-name="Standard" style:list-style-name="L2">
      <style:text-properties style:font-name="Times New Roman"/>
    </style:style>
    <style:style style:name="P9" style:family="paragraph" style:parent-style-name="Standard">
      <style:text-properties style:font-name="Times New Roman" officeooo:paragraph-rsid="000f460a"/>
    </style:style>
    <style:style style:name="P10" style:family="paragraph" style:parent-style-name="Standard" style:list-style-name="L1">
      <style:text-properties fo:font-size="12pt" officeooo:paragraph-rsid="000c57f2"/>
    </style:style>
    <style:style style:name="P11" style:family="paragraph" style:parent-style-name="Standard" style:list-style-name="L2">
      <style:text-properties fo:font-size="12pt" style:font-size-asian="12pt" style:font-size-complex="12pt"/>
    </style:style>
    <style:style style:name="P12" style:family="paragraph" style:parent-style-name="Standard" style:list-style-name="L2">
      <style:text-properties fo:font-size="12pt" officeooo:paragraph-rsid="000f460a" style:font-size-asian="12pt" style:font-size-complex="12pt"/>
    </style:style>
    <style:style style:name="P13" style:family="paragraph" style:parent-style-name="Standard">
      <style:text-properties fo:font-size="12pt" officeooo:paragraph-rsid="000f460a" style:font-size-asian="12pt" style:font-size-complex="12pt"/>
    </style:style>
    <style:style style:name="P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17" style:family="paragraph" style:parent-style-name="Standard" style:list-style-name="L1">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49690"/>
    </style:style>
    <style:style style:name="P18"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0f460a"/>
    </style:style>
    <style:style style:name="P20"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18be7"/>
    </style:style>
    <style:style style:name="P21"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5010f"/>
    </style:style>
    <style:style style:name="P22"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6603"/>
    </style:style>
    <style:style style:name="P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18be7"/>
    </style:style>
    <style:style style:name="P24" style:family="paragraph" style:parent-style-name="Standard">
      <style:text-properties officeooo:paragraph-rsid="000f460a"/>
    </style:style>
    <style:style style:name="P2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1121be" officeooo:paragraph-rsid="001121be"/>
    </style:style>
    <style:style style:name="P26" style:family="paragraph" style:parent-style-name="Standard" style:list-style-name="L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0149690" officeooo:paragraph-rsid="00149690"/>
    </style:style>
    <style:style style:name="P27" style:family="paragraph" style:parent-style-name="Standard" style:list-style-name="L2">
      <style:text-properties officeooo:rsid="0015010f" officeooo:paragraph-rsid="0015010f"/>
    </style:style>
    <style:style style:name="P28" style:family="paragraph" style:parent-style-name="Standard" style:list-style-name="L2">
      <style:text-properties officeooo:rsid="00166603" officeooo:paragraph-rsid="00166603"/>
    </style:style>
    <style:style style:name="P29" style:family="paragraph" style:parent-style-name="Standard" style:list-style-name="L2">
      <style:text-properties officeooo:rsid="0017bea1" officeooo:paragraph-rsid="0017bea1"/>
    </style:style>
    <style:style style:name="P30" style:family="paragraph" style:parent-style-name="Standard" style:list-style-name="L1">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49690"/>
    </style:style>
    <style:style style:name="P31" style:family="paragraph" style:parent-style-name="Heading_20_1">
      <style:text-properties style:font-name="Times New Roman" fo:font-size="18pt" style:font-size-asian="18pt" style:font-size-complex="18pt"/>
    </style:style>
    <style:style style:name="P32" style:family="paragraph" style:parent-style-name="Heading_20_2">
      <style:text-properties style:font-name="Times New Roman"/>
    </style:style>
    <style:style style:name="T1" style:family="text">
      <style:text-properties fo:font-size="11.5pt" fo:font-weight="bold" style:font-size-asian="11.5pt" style:font-weight-asian="bold" style:font-size-complex="11.5pt" style:font-weight-complex="bold"/>
    </style:style>
    <style:style style:name="T2" style:family="text">
      <style:text-properties fo:font-size="11.5pt" style:font-name-asian="LiberationSans-Regular" style:font-size-asian="11.5pt" style:font-name-complex="LiberationSans-Regular" style:font-size-complex="11.5pt"/>
    </style:style>
    <style:style style:name="T3" style:family="text">
      <style:text-properties fo:color="#0000ff" fo:font-size="11.5pt" style:font-name-asian="LiberationSans-Regular" style:font-size-asian="11.5pt" style:font-name-complex="LiberationSans-Regular" style:font-size-complex="11.5pt"/>
    </style:style>
    <style:style style:name="T4" style:family="text">
      <style:text-properties fo:color="#0000ff" style:font-name="TimesNewRomanPSMT" fo:font-size="12pt" fo:font-weight="normal" style:font-size-asian="12pt" style:font-weight-asian="normal"/>
    </style:style>
    <style:style style:name="T5" style:family="text">
      <style:text-properties fo:color="#0000ff" style:font-name="TimesNewRomanPSMT" fo:font-size="12pt" fo:font-weight="normal" officeooo:rsid="0017bea1" style:font-name-asian="LiberationSans-Regular" style:font-size-asian="12pt" style:font-weight-asian="normal" style:font-name-complex="LiberationSans-Regular" style:font-size-complex="11.5pt" style:font-weight-complex="normal"/>
    </style:style>
    <style:style style:name="T6" style:family="text">
      <style:text-properties fo:color="#0000ff" style:font-name="TimesNewRomanPSMT" fo:font-size="12pt" style:text-underline-style="none" fo:font-weight="normal" style:font-name-asian="LiberationSans-Regular" style:font-size-asian="12pt" style:font-weight-asian="normal" style:font-name-complex="LiberationSans-Regular" style:font-size-complex="11.5pt" style:font-weight-complex="normal"/>
    </style:style>
    <style:style style:name="T7" style:family="text">
      <style:text-properties style:font-name="Times New Roman"/>
    </style:style>
    <style:style style:name="T8" style:family="text">
      <style:text-properties style:font-name="Times New Roman" fo:font-size="12pt"/>
    </style:style>
    <style:style style:name="T9" style:family="text">
      <style:text-properties style:font-name="Times New Roman" style:font-name-asian="LiberationSans-Regular" style:font-name-complex="LiberationSans-Regular"/>
    </style:style>
    <style:style style:name="T10" style:family="text">
      <style:text-properties style:font-name="Times New Roman" fo:font-weight="bold" style:font-weight-asian="bold" style:font-weight-complex="bold"/>
    </style:style>
    <style:style style:name="T11" style:family="text">
      <style:text-properties style:font-name="Times New Roman" officeooo:rsid="00149690"/>
    </style:style>
    <style:style style:name="T12" style:family="text">
      <style:text-properties style:font-name="Times New Roman" officeooo:rsid="0015010f"/>
    </style:style>
    <style:style style:name="T13" style:family="text">
      <style:text-properties style:font-name="Times New Roman" officeooo:rsid="00166603"/>
    </style:style>
    <style:style style:name="T14" style:family="text">
      <style:text-properties fo:color="#000000" style:font-name="Helvetica" fo:font-size="12pt" style:font-size-asian="12pt"/>
    </style:style>
    <style:style style:name="T15" style:family="text">
      <style:text-properties fo:color="#000000" style:font-name="TimesNewRomanPSMT" fo:font-size="12pt" style:font-size-asian="12pt"/>
    </style:style>
    <style:style style:name="T16" style:family="text">
      <style:text-properties fo:color="#000000" style:font-name="TimesNewRomanPSMT" fo:font-size="12pt" officeooo:rsid="000f460a" style:font-size-asian="12pt"/>
    </style:style>
    <style:style style:name="T17" style:family="text">
      <style:text-properties fo:color="#000000" style:font-name="TimesNewRomanPSMT" fo:font-size="12pt" officeooo:rsid="0015010f" style:font-size-asian="12pt"/>
    </style:style>
    <style:style style:name="T18" style:family="text">
      <style:text-properties fo:color="#000000" style:font-name="TimesNewRomanPSMT" fo:font-size="12pt" officeooo:rsid="00166603" style:font-size-asian="12pt"/>
    </style:style>
    <style:style style:name="T19" style:family="text">
      <style:text-properties fo:color="#000000" style:font-name="TimesNewRomanPSMT" fo:font-size="12pt" fo:font-weight="bold" style:font-size-asian="12pt" style:font-weight-asian="bold"/>
    </style:style>
    <style:style style:name="T20" style:family="text">
      <style:text-properties fo:color="#000000" style:font-name="TimesNewRomanPSMT" fo:font-size="12pt" fo:font-weight="bold" style:font-name-asian="LiberationSans-Regular" style:font-size-asian="12pt" style:font-weight-asian="bold" style:font-name-complex="LiberationSans-Regular" style:font-size-complex="11.5pt" style:font-weight-complex="normal"/>
    </style:style>
    <style:style style:name="T21" style:family="text">
      <style:text-properties fo:color="#000000" style:font-name="TimesNewRomanPSMT" fo:font-size="12pt" style:font-name-asian="LiberationSans-Regular" style:font-size-asian="12pt" style:font-name-complex="LiberationSans-Regular" style:font-size-complex="11.5pt"/>
    </style:style>
    <style:style style:name="T22" style:family="text">
      <style:text-properties fo:color="#000000" style:font-name="TimesNewRomanPSMT" fo:font-size="12pt" fo:font-weight="normal" style:font-name-asian="LiberationSans-Regular" style:font-size-asian="12pt" style:font-weight-asian="normal" style:font-name-complex="LiberationSans-Regular" style:font-size-complex="11.5pt" style:font-weight-complex="normal"/>
    </style:style>
    <style:style style:name="T23" style:family="text">
      <style:text-properties fo:color="#000000" style:font-name="TimesNewRomanPSMT" fo:font-size="12pt" style:text-underline-style="none" fo:font-weight="normal" style:font-name-asian="LiberationSans-Regular" style:font-size-asian="12pt" style:font-weight-asian="normal" style:font-name-complex="LiberationSans-Regular" style:font-size-complex="11.5pt" style:font-weight-complex="normal"/>
    </style:style>
    <style:style style:name="T24" style:family="text">
      <style:text-properties fo:color="#000000" style:font-name="TimesNewRomanPSMT" fo:font-size="14pt" fo:font-weight="bold" style:font-size-asian="14pt" style:font-weight-asian="bold" style:font-size-complex="11.5pt" style:font-weight-complex="bold"/>
    </style:style>
    <style:style style:name="T25" style:family="text">
      <style:text-properties fo:color="#000000" style:font-name="ArialMT" fo:font-size="14pt" fo:font-weight="bold" style:font-size-asian="14pt" style:font-weight-asian="bold"/>
    </style:style>
    <style:style style:name="T26" style:family="text">
      <style:text-properties fo:color="#00006d" style:font-name="TimesNewRomanPSMT" fo:font-size="12pt" style:font-size-asian="12pt"/>
    </style:style>
    <style:style style:name="T27" style:family="text">
      <style:text-properties fo:color="#2a6099" style:font-name="TimesNewRomanPSMT" fo:font-size="12pt" style:text-underline-style="none" fo:font-weight="normal" style:font-name-asian="LiberationSans-Regular" style:font-size-asian="12pt" style:font-weight-asian="normal" style:font-name-complex="LiberationSans-Regular" style:font-size-complex="11.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avid Laban</text:h>
      <table:table table:name="Table1" table:style-name="Table1">
        <table:table-column table:style-name="Table1.A"/>
        <table:table-column table:style-name="Table1.B"/>
        <table:table-row>
          <table:table-cell table:style-name="Table1.A1" office:value-type="string">
            <text:h text:style-name="P32" text:outline-level="2">Contact:</text:h>
            <text:p text:style-name="P1">9 Gordon Ave</text:p>
            <text:p text:style-name="P1">Highams Park</text:p>
            <text:p text:style-name="P1">London</text:p>
            <text:p text:style-name="P1">E4 9QT</text:p>
          </table:table-cell>
          <table:table-cell table:style-name="Table1.A1" office:value-type="string">
            <text:p text:style-name="P1"><text:span text:style-name="T1">Phone: </text:span><text:span text:style-name="T2">07809 395 832</text:span></text:p>
            <text:p text:style-name="P1"><text:span text:style-name="T1">Email: </text:span><text:span text:style-name="T3">alsuren@gmail.com</text:span></text:p>
            <text:p text:style-name="P1"><text:span text:style-name="T20">Web: </text:span><text:a xlink:type="simple" xlink:href="https://github.com/alsuren" text:style-name="Internet_20_link" text:visited-style-name="Visited_20_Internet_20_Link"><text:span text:style-name="T6">https://github.com/alsuren</text:span></text:a></text:p>
          </table:table-cell>
        </table:table-row>
      </table:table>
      <text:p text:style-name="P1"><text:span text:style-name="T15"/></text:p>
      <text:p text:style-name="P1"><text:span text:style-name="T17">A</text:span><text:span text:style-name="T15">n inquisitive and self-motivated </text:span><text:span text:style-name="T17">Full-Stack</text:span><text:span text:style-name="T15"> Engineer, with a solid </text:span><text:span text:style-name="T17">and varied </text:span><text:span text:style-name="T15">background, </text:span><text:span text:style-name="T17">on </text:span><text:span text:style-name="T15">both </text:span><text:span text:style-name="T17">the client</text:span><text:span text:style-name="T15"> and </text:span><text:span text:style-name="T17">server</text:span><text:span text:style-name="T15"> side.</text:span></text:p>
      <text:p text:style-name="P1"><text:span text:style-name="T15"/></text:p>
      <text:h text:style-name="P32" text:outline-level="2"><text:span text:style-name="T25">Highlights/Timeline</text:span>:</text:h>
      <text:p text:style-name="Text_20_body"/>
      <text:list xml:id="list3961381969" text:style-name="L1">
        <text:list-item>
          <text:p text:style-name="P4"><text:span text:style-name="T7">2015-</text:span><text:span text:style-name="T13">P</text:span><text:span text:style-name="T7">resent: Conversocial</text:span></text:p>
          <text:list>
            <text:list-item>
              <text:p text:style-name="P4"><text:span text:style-name="T11">Maintained </text:span><text:span text:style-name="T7">Call </text:span><text:span text:style-name="T11">C</text:span><text:span text:style-name="T7">ent</text:span><text:span text:style-name="T11">re</text:span><text:span text:style-name="T7"> SaaS platform, in Django </text:span><text:span text:style-name="T12">+ MySQL </text:span><text:span text:style-name="T7">+ MongoDB + React.</text:span></text:p>
            </text:list-item>
            <text:list-item>
              <text:p text:style-name="P4"><text:span text:style-name="T7">Integrated with Facebook APIs for real-time messaging.</text:span></text:p>
            </text:list-item>
            <text:list-item>
              <text:p text:style-name="P4"><text:span text:style-name="T7">Rewrote the core app frontend (previously knockout) in </text:span><text:span text:style-name="T12">R</text:span><text:span text:style-name="T7">eact + </text:span><text:span text:style-name="T12">R</text:span><text:span text:style-name="T7">edux + </text:span><text:span text:style-name="T12">CSSM</text:span><text:span text:style-name="T7">odules.</text:span></text:p>
            </text:list-item>
            <text:list-item>
              <text:p text:style-name="P4"><text:span text:style-name="T7">Brought the platform (previously delete-nothing) into GDPR compliance.</text:span></text:p>
            </text:list-item>
            <text:list-item>
              <text:p text:style-name="P4"><text:span text:style-name="T7">Moved our local development environment from </text:span><text:span text:style-name="T12">V</text:span><text:span text:style-name="T7">agrant to </text:span><text:span text:style-name="T12">D</text:span><text:span text:style-name="T7">ocker </text:span><text:span text:style-name="T12">F</text:span><text:span text:style-name="T7">or </text:span><text:span text:style-name="T12">M</text:span><text:span text:style-name="T7">ac.</text:span></text:p>
            </text:list-item>
          </text:list>
        </text:list-item>
        <text:list-item>
          <text:p text:style-name="P4"><text:span text:style-name="T13">2</text:span><text:span text:style-name="T7">014-</text:span><text:span text:style-name="T11">2015</text:span><text:span text:style-name="T7">: </text:span><text:span text:style-name="T11">Break.</text:span></text:p>
          <text:list>
            <text:list-item>
              <text:p text:style-name="P3"><text:span text:style-name="T7">Volunteering with Children's Society and Epping Forest. </text:span></text:p>
            </text:list-item>
            <text:list-item>
              <text:p text:style-name="P3"><text:span text:style-name="T7">Personal projects using Node.js and React.</text:span></text:p>
            </text:list-item>
            <text:list-item>
              <text:p text:style-name="P3"><text:span text:style-name="T7">Travelling (Korea, USA, Canada, Netherlands).</text:span></text:p>
            </text:list-item>
          </text:list>
        </text:list-item>
        <text:list-item>
          <text:p text:style-name="P3"><text:span text:style-name="T7">2012-2014: Software Engineer, Truphone Ltd.</text:span></text:p>
          <text:list>
            <text:list-item>
              <text:p text:style-name="P3"><text:span text:style-name="T7">Maintained existing VoIP infrastructure, and debugged live problems.</text:span></text:p>
            </text:list-item>
            <text:list-item>
              <text:p text:style-name="P3"><text:span text:style-name="T7">Migrated server configurations to use Puppet for automated deployment.</text:span></text:p>
            </text:list-item>
            <text:list-item>
              <text:p text:style-name="P3"><text:span text:style-name="T7">Wrote components using C, Python, Erlang, PHP and MySQL.</text:span></text:p>
            </text:list-item>
          </text:list>
        </text:list-item>
        <text:list-item>
          <text:p text:style-name="P3"><text:span text:style-name="T7">2011-2012: Gap Year.</text:span></text:p>
          <text:list>
            <text:list-item>
              <text:p text:style-name="P10"><text:span text:style-name="T7">Software Development and professional development:</text:span></text:p>
              <text:list>
                <text:list-item>
                  <text:p text:style-name="P10"><text:span text:style-name="T7">Worked on Audio/Video Applications for Windows, OSX, Linux and Android.</text:span></text:p>
                </text:list-item>
                <text:list-item>
                  <text:p text:style-name="P10"><text:span text:style-name="T7">Contributed to Open Source Software projects like Tomahawk.</text:span></text:p>
                </text:list-item>
              </text:list>
            </text:list-item>
            <text:list-item>
              <text:p text:style-name="P10"><text:span text:style-name="T7">Outward Bound:</text:span></text:p>
              <text:list>
                <text:list-item>
                  <text:p text:style-name="P10"><text:span text:style-name="T7">Demonstrated strong observational skills in both people and process, by identifying the strengths and weaknesses within the group and helping people to grow and develop while contributing safely to the team.</text:span></text:p>
                </text:list-item>
              </text:list>
            </text:list-item>
            <text:list-item>
              <text:p text:style-name="P3"><text:span text:style-name="T8">Lindy Hop, Balboa, Authentic Jazz dance training and teaching:</text:span></text:p>
              <text:list>
                <text:list-item>
                  <text:p text:style-name="P4"><text:span text:style-name="T8">Applied my passion for prob</text:span><text:span text:style-name="T7">lem solving to dance teaching.</text:span></text:p>
                </text:list-item>
              </text:list>
            </text:list-item>
          </text:list>
        </text:list-item>
        <text:list-item>
          <text:p text:style-name="P4"><text:span text:style-name="T7">2009-201</text:span>1: Software Engineer at Collabora Ltd.</text:p>
          <text:list>
            <text:list-item>
              <text:p text:style-name="P2"><text:span text:style-name="T15">Received formal and informal GStreamer training from gst core developers.</text:span></text:p>
            </text:list-item>
            <text:list-item>
              <text:p text:style-name="P15"><text:span text:style-name="T15">Maintained XMPP interop testing service (over 2000 subscribed users).</text:span></text:p>
            </text:list-item>
            <text:list-item>
              <text:p text:style-name="P15"><text:span text:style-name="T15">Developed Highly Scalable XMPP-SIP VoIP gateway.</text:span></text:p>
            </text:list-item>
            <text:list-item>
              <text:p text:style-name="P15"><text:span text:style-name="T15">Adapted to wide range of tools (C, Python, SQL, C++, lua, git, bzr, autotools etc.)</text:span></text:p>
            </text:list-item>
            <text:list-item>
              <text:p text:style-name="P15"><text:span text:style-name="T15">Designed Protocol Independent VoIP APIs for Telepathy (Maemo; Gnome).</text:span></text:p>
            </text:list-item>
            <text:list-item>
              <text:p text:style-name="P15"><text:span text:style-name="T15">Coordinated with Open Source developers and clients on 5 (of 7) continents.</text:span></text:p>
            </text:list-item>
            <text:list-item>
              <text:p text:style-name="P15"><text:span text:style-name="T15">Improved coordination within Cambridge with weekly stand-up meetings.</text:span></text:p>
            </text:list-item>
            <text:list-item>
              <text:p text:style-name="P17"><text:span text:style-name="T15">Moved to Montreal for 3 months, to work more closely with our VoIP experts, while keeping my existing responsibilities.</text:span></text:p>
              <text:p text:style-name="P30"><text:span text:style-name="T15"/></text:p>
            </text:list-item>
          </text:list>
        </text:list-item>
        <text:list-item>
          <text:p text:style-name="P17"><text:span text:style-name="T15">2005-2009: Engineering Undergraduate, Peterhouse College, Cambridge University:</text:span></text:p>
          <text:list>
            <text:list-item>
              <text:p text:style-name="P16"><text:span text:style-name="T15">4th year: MEng (Hons) Information (Primarily Signal Processing and Communications)</text:span></text:p>
            </text:list-item>
            <text:list-item>
              <text:p text:style-name="P16"><text:span text:style-name="T15">3rd year BA (Hons) Engineering: 2:2</text:span></text:p>
            </text:list-item>
            <text:list-item>
              <text:p text:style-name="P15"><text:span text:style-name="T15">1st and 2nd years (General Engineering): 2:1</text:span></text:p>
            </text:list-item>
            <text:list-item>
              <text:p text:style-name="P15"><text:span text:style-name="T15">2007: Second Year Computing Prize (Decryption):</text:span></text:p>
            </text:list-item>
            <text:list-item>
              <text:p text:style-name="P16"><text:span text:style-name="T15">2006: First Year Structural Design Prize (Bridge Design and Manu</text:span><text:span text:style-name="T16">fa</text:span><text:span text:style-name="T15">cture)</text:span></text:p>
            </text:list-item>
          </text:list>
        </text:list-item>
      </text:list>
      <text:list xml:id="list3478282424" text:style-name="L2">
        <text:list-item>
          <text:p text:style-name="P5">2003-2005: Bancroft’s School:</text:p>
          <text:list>
            <text:list-item>
              <text:p text:style-name="P11"><text:span text:style-name="T9">Maths: </text:span><text:span text:style-name="T10">A</text:span><text:span text:style-name="T9">, Further Maths: </text:span><text:span text:style-name="T10">A</text:span><text:span text:style-name="T9">, Physics: </text:span><text:span text:style-name="T10">A</text:span><text:span text:style-name="T9">, Electronics: </text:span><text:span text:style-name="T10">A, </text:span><text:span text:style-name="T9">AEA Physics: </text:span><text:span text:style-name="T10">Merit</text:span><text:span text:style-name="T9">.</text:span></text:p>
            </text:list-item>
          </text:list>
        </text:list-item>
        <text:list-item>
          <text:p text:style-name="P8">1995-2003: Highams Park School:</text:p>
          <text:list>
            <text:list-item>
              <text:p text:style-name="P12"><text:span text:style-name="T9">11 GCSEs including 6 at </text:span><text:span text:style-name="T10">A*</text:span></text:p>
            </text:list-item>
          </text:list>
        </text:list-item>
      </text:list>
      <text:p text:style-name="P13"><text:span text:style-name="T10"/></text:p>
      <text:p text:style-name="P9"><text:span text:style-name="T24">Ongoing Engagements/Interests:</text:span></text:p>
      <text:list xml:id="list222014413894970" text:continue-numbering="true" text:style-name="L2">
        <text:list-item>
          <text:p text:style-name="P6"><text:span text:style-name="T15">2006-present: Lindy Hop (Swing Dancing):</text:span></text:p>
          <text:list>
            <text:list-item>
              <text:p text:style-name="P6"><text:span text:style-name="T21">Taught small and large classes (from 1 to 50 students at a time).</text:span></text:p>
            </text:list-item>
            <text:list-item>
              <text:p text:style-name="P6"><text:span text:style-name="T21">Performed to large crowds at events like St John’s May Ball and Strawberry Fair.</text:span></text:p>
            </text:list-item>
            <text:list-item>
              <text:p text:style-name="P6"><text:span text:style-name="T21">DJed at dance events: Gained a practical understanding of sound and rhythm.</text:span></text:p>
            </text:list-item>
          </text:list>
        </text:list-item>
      </text:list>
      <text:p text:style-name="P24"><text:span text:style-name="T21"/></text:p>
      <text:list xml:id="list222012702817506" text:continue-numbering="true" text:style-name="L2">
        <text:list-item>
          <text:p text:style-name="P6"><text:span text:style-name="T15">2006-present: Contributions to existing Open Source Projects:</text:span></text:p>
          <text:list>
            <text:list-item>
              <text:p text:style-name="P27"><text:span text:style-name="T18">Made </text:span><text:span text:style-name="T15">Jest the </text:span><text:span text:style-name="T18">able</text:span><text:span text:style-name="T15"> to test only changes </text:span><text:span text:style-name="T18">in</text:span><text:span text:style-name="T15"> the current branch.</text:span></text:p>
            </text:list-item>
            <text:list-item>
              <text:p text:style-name="P29">Fixed misc UI jankiness in the Sentry project.</text:p>
            </text:list-item>
            <text:list-item>
              <text:p text:style-name="P19"><text:span text:style-name="T15">Improved Tomahawk integration with Spotify and other online services.</text:span></text:p>
            </text:list-item>
            <text:list-item>
              <text:p text:style-name="P18"><text:span text:style-name="T15">Bug-fixes and feature enhancements in numerous other projects.</text:span></text:p>
            </text:list-item>
          </text:list>
        </text:list-item>
      </text:list>
      <text:p text:style-name="P14"><text:span text:style-name="T15"/></text:p>
      <text:list xml:id="list222014457638946" text:continue-numbering="true" text:style-name="L2">
        <text:list-item>
          <text:p text:style-name="P22"><text:span text:style-name="T15">2006-present: Programming for Personal </text:span><text:span text:style-name="T18">Enjoyment</text:span><text:span text:style-name="T15">:</text:span></text:p>
          <text:list>
            <text:list-item>
              <text:p text:style-name="P28">Chat bots in various languages (including Rust and Go).</text:p>
            </text:list-item>
            <text:list-item>
              <text:p text:style-name="P28">Koans and code golf in various languages.</text:p>
            </text:list-item>
            <text:list-item>
              <text:p text:style-name="P5">Retroscope: GStreamer-based Dance Training/Video Feedback app.</text:p>
            </text:list-item>
          </text:list>
        </text:list-item>
      </text:list>
      <text:p text:style-name="P14"><text:span text:style-name="T15"/></text:p>
      <text:p text:style-name="P25"><text:span text:style-name="T25">Travel:</text:span></text:p>
      <text:list xml:id="list222013504259486" text:continue-numbering="true" text:style-name="L2">
        <text:list-item>
          <text:p text:style-name="P21"><text:span text:style-name="T17">20</text:span><text:span text:style-name="T15">14: Around The World (incl. Korea, USA, Canada).</text:span></text:p>
        </text:list-item>
        <text:list-item>
          <text:p text:style-name="P21"><text:span text:style-name="T15">2011: Three Months living and working in Montreal.</text:span></text:p>
        </text:list-item>
        <text:list-item>
          <text:p text:style-name="P21"><text:span text:style-name="T15">2006-2011: Attended; represented my company at KDE’s Akademy and Desktop Summit.</text:span></text:p>
        </text:list-item>
        <text:list-item>
          <text:p text:style-name="P18"><text:span text:style-name="T15">2009-present: Various Dance Workshops and events around Europe and North America.</text:span></text:p>
        </text:list-item>
        <text:list-item>
          <text:p text:style-name="P18"><text:span text:style-name="T15">2007-present: Hosted foreign dancers at, and attended various UK Lindy Exchanges.</text:span></text:p>
        </text:list-item>
        <text:list-item>
          <text:p text:style-name="P20"><text:span text:style-name="T15">2005: Albany, New York + Solo Camping in Plattsburgh, New York.</text:span></text:p>
        </text:list-item>
        <text:list-item>
          <text:p text:style-name="P20"><text:span text:style-name="T15">2004: Colorado + Utah: Engineering Summer program at University of Colorado, Boulder.</text:span></text:p>
        </text:list-item>
      </text:list>
      <text:p text:style-name="P23"><text:span text:style-name="T19"/></text:p>
      <text:p text:style-name="P23"><text:span text:style-name="T25">References:</text:span></text:p>
      <text:list xml:id="list222013293766728" text:continue-numbering="true" text:style-name="L2">
        <text:list-item>
          <text:p text:style-name="P26"><text:span text:style-name="T26"><text:s/>References available on requ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Helvetica, sans-serif"/>
    <style:font-face style:name="Mangal1" svg:font-family="Mangal"/>
    <style:font-face style:name="OpenSymbol" svg:font-family="OpenSymbol"/>
    <style:font-face style:name="LiberationSans-BoldItalic" svg:font-family="LiberationSans-BoldItalic" style:font-family-generic="swiss"/>
    <style:font-face style:name="LiberationSans-Regular" svg:font-family="LiberationSans-Regular" style:font-family-generic="swiss"/>
    <style:font-face style:name="ArialMT" svg:font-family="ArialM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tab/><text:tab/><text:date style:data-style-name="N84" text:date-value="2012-01-10T16:58:08.960000127" text:fixed="true">2012-01-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6T19:16:59.40</meta:creation-date>
    <dc:date>2018-09-16T22:20:12.333456618</dc:date>
    <meta:editing-duration>P1DT22H45M6S</meta:editing-duration>
    <meta:editing-cycles>10</meta:editing-cycles>
    <meta:generator>LibreOffice/6.1.1.2$MacOSX_X86_64 LibreOffice_project/5d19a1bfa650b796764388cd8b33a5af1f5baa1b</meta:generator>
    <dc:title>David Laban CV</dc:title>
    <meta:document-statistic meta:table-count="1" meta:image-count="0" meta:object-count="0" meta:page-count="2" meta:paragraph-count="78" meta:word-count="645" meta:character-count="4174" meta:non-whitespace-character-count="3665"/>
  </office:meta>
</office:document-meta>
</file>